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Hiragino Maru Gothic Pro1" svg:font-family="'Hiragino Maru Gothic Pro'" style:font-adornments="W4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1" style:family="table">
      <style:table-properties style:width="12.495cm" fo:margin-left="0cm" fo:margin-right="0.355cm" table:align="margins" style:shadow="none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81.D1" style:family="table-cell">
      <style:table-cell-properties style:vertical-align="middle" fo:padding="0.097cm" fo:border="0.018cm solid #666666"/>
    </style:style>
    <style:style style:name="Tabla167" style:family="table">
      <style:table-properties style:width="12.495cm" fo:margin-left="0cm" fo:margin-right="0.355cm" table:align="margins" style:shadow="none"/>
    </style:style>
    <style:style style:name="Tabla167.A" style:family="table-column">
      <style:table-column-properties style:column-width="1.972cm" style:rel-column-width="1118*"/>
    </style:style>
    <style:style style:name="Tabla167.B" style:family="table-column">
      <style:table-column-properties style:column-width="2.54cm" style:rel-column-width="1440*"/>
    </style:style>
    <style:style style:name="Tabla167.C" style:family="table-column">
      <style:table-column-properties style:column-width="3.923cm" style:rel-column-width="2224*"/>
    </style:style>
    <style:style style:name="Tabla167.D" style:family="table-column">
      <style:table-column-properties style:column-width="4.06cm" style:rel-column-width="2302*"/>
    </style:style>
    <style:style style:name="Tabla167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67.D1" style:family="table-cell">
      <style:table-cell-properties style:vertical-align="middle" fo:padding="0.097cm" fo:border="0.018cm solid #666666"/>
    </style:style>
    <style:style style:name="Tabla167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67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72" style:family="table">
      <style:table-properties style:width="12.518cm" fo:margin-left="0cm" fo:margin-right="0.332cm" table:align="margins" style:shadow="none"/>
    </style:style>
    <style:style style:name="Tabla172.A" style:family="table-column">
      <style:table-column-properties style:column-width="1.97cm" style:rel-column-width="10314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5cm" style:rel-column-width="21388*"/>
    </style:style>
    <style:style style:name="Tabla17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7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72.D1" style:family="table-cell">
      <style:table-cell-properties fo:padding="0.097cm" fo:border="0.018cm solid #666666"/>
    </style:style>
    <style:style style:name="Tabla172.A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72.C2" style:family="table-cell">
      <style:table-cell-properties fo:padding="0.097cm" fo:border-left="0.018cm solid #666666" fo:border-right="none" fo:border-top="none" fo:border-bottom="0.018cm solid #666666"/>
    </style:style>
    <style:style style:name="Tabla17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82" style:family="table">
      <style:table-properties style:width="12.518cm" fo:margin-left="0cm" fo:margin-right="0.332cm" table:align="margins" style:shadow="none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82.D1" style:family="table-cell">
      <style:table-cell-properties style:vertical-align="middle" fo:padding="0.097cm" fo:border="0.018cm solid #666666"/>
    </style:style>
    <style:style style:name="Tabla8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8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1" style:family="table">
      <style:table-properties style:width="12.518cm" fo:margin-left="0cm" fo:margin-right="0.332cm" table:align="margins"/>
    </style:style>
    <style:style style:name="Tabla431.A" style:family="table-column">
      <style:table-column-properties style:column-width="1.972cm" style:rel-column-width="10323*"/>
    </style:style>
    <style:style style:name="Tabla431.B" style:family="table-column">
      <style:table-column-properties style:column-width="2.494cm" style:rel-column-width="13057*"/>
    </style:style>
    <style:style style:name="Tabla431.C" style:family="table-column">
      <style:table-column-properties style:column-width="3.969cm" style:rel-column-width="20776*"/>
    </style:style>
    <style:style style:name="Tabla431.D" style:family="table-column">
      <style:table-column-properties style:column-width="4.083cm" style:rel-column-width="21379*"/>
    </style:style>
    <style:style style:name="Tabla431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431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43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.049cm" fo:margin-bottom="0.101cm"/>
    </style:style>
    <style:style style:name="P2" style:family="paragraph" style:parent-style-name="Standard">
      <style:paragraph-properties fo:margin-top="0.049cm" fo:margin-bottom="0.101cm"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.049cm" fo:margin-bottom="0.101cm"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049cm" fo:margin-bottom="0.101cm" fo:line-height="100%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margin-top="0.049cm" fo:margin-bottom="0.101cm"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margin-top="0.049cm" fo:margin-bottom="0.101cm"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" style:family="paragraph" style:parent-style-name="Standard">
      <style:paragraph-properties fo:margin-top="0.049cm" fo:margin-bottom="0.101cm" fo:line-height="100%"/>
    </style:style>
    <style:style style:name="P8" style:family="paragraph" style:parent-style-name="Table_20_Contents">
      <style:paragraph-properties fo:margin-top="0.049cm" fo:margin-bottom="0.101cm"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9" style:family="paragraph" style:parent-style-name="Table_20_Contents">
      <style:paragraph-properties fo:margin-top="0.049cm" fo:margin-bottom="0.101cm"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0" style:family="paragraph" style:parent-style-name="Table_20_Contents">
      <style:paragraph-properties fo:margin-top="0.049cm" fo:margin-bottom="0.101cm" fo:line-height="100%"/>
      <style:text-properties style:font-name="Arial" fo:font-size="10pt" style:font-name-asian="Arial" style:font-size-asian="10pt" style:font-size-complex="10pt"/>
    </style:style>
    <style:style style:name="P11" style:family="paragraph" style:parent-style-name="Table_20_Contents">
      <style:paragraph-properties fo:margin-top="0.049cm" fo:margin-bottom="0.101cm" fo:line-height="100%"/>
      <style:text-properties style:font-name="Arial" fo:font-size="9pt" style:font-name-asian="Arial" style:font-size-asian="9pt" style:font-size-complex="9pt"/>
    </style:style>
    <style:style style:name="P12" style:family="paragraph" style:parent-style-name="Table_20_Contents">
      <style:paragraph-properties fo:margin-top="0.049cm" fo:margin-bottom="0.101cm"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.049cm" fo:margin-bottom="0.101cm"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.049cm" fo:margin-bottom="0.101cm"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margin-top="0.049cm" fo:margin-bottom="0.101cm"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.049cm" fo:margin-bottom="0.101cm" fo:line-height="100%"/>
    </style:style>
    <style:style style:name="P17" style:family="paragraph" style:parent-style-name="Table_20_Contents">
      <style:paragraph-properties fo:margin-top="0.049cm" fo:margin-bottom="0.101cm" fo:line-height="100%" fo:text-align="start" style:justify-single-word="false"/>
    </style:style>
    <style:style style:name="P18" style:family="paragraph" style:parent-style-name="Table_20_Contents">
      <style:paragraph-properties fo:margin-top="0.049cm" fo:margin-bottom="0.101cm"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.049cm" fo:margin-bottom="0.101cm" fo:line-height="100%"/>
      <style:text-properties style:use-window-font-color="true" style:font-name="Arial" fo:font-size="10pt" style:font-name-asian="Arial" style:font-size-asian="10pt" style:font-size-complex="10pt"/>
    </style:style>
    <style:style style:name="P20" style:family="paragraph" style:parent-style-name="Text_20_body">
      <style:paragraph-properties fo:margin-top="0.049cm" fo:margin-bottom="0.101cm" fo:line-height="100%"/>
      <style:text-properties style:font-name="Arial" fo:font-size="10pt" style:font-name-asian="Arial" style:font-size-asian="10pt" style:font-size-complex="10pt"/>
    </style:style>
    <style:style style:name="T1" style:family="text">
      <style:text-properties style:use-window-font-color="true" fo:font-size="12pt" style:font-name-asian="Hiragino Maru Gothic Pro" style:font-size-asian="12pt" style:font-size-complex="12pt"/>
    </style:style>
    <style:style style:name="T2" style:family="text">
      <style:text-properties style:use-window-font-color="true" fo:font-size="12pt" style:font-name-asian="Hiragino Maru Gothic Pro" style:font-size-asian="12pt" style:font-size-complex="12pt"/>
    </style:style>
    <style:style style:name="T3" style:family="text">
      <style:text-properties style:use-window-font-color="true" fo:font-size="11pt" style:font-name-asian="Hiragino Maru Gothic Pro" style:font-size-asian="11pt" style:font-size-complex="11pt"/>
    </style:style>
    <style:style style:name="T4" style:family="text">
      <style:text-properties fo:font-size="12pt" style:font-name-asian="Hiragino Maru Gothic Pro" style:font-size-asian="12pt" style:font-size-complex="12pt"/>
    </style:style>
    <style:style style:name="T5" style:family="text">
      <style:text-properties fo:font-size="12pt" style:font-name-asian="Hiragino Maru Gothic Pro" style:font-size-asian="12pt" style:font-size-complex="12pt"/>
    </style:style>
    <style:style style:name="T6" style:family="text">
      <style:text-properties style:font-name="Arial" style:font-name-asian="Arial"/>
    </style:style>
    <style:style style:name="T7" style:family="text">
      <style:text-properties style:font-name="Arial" fo:font-size="12pt" style:font-name-asian="Hiragino Maru Gothic Pro" style:font-size-asian="12pt" style:font-size-complex="12pt"/>
    </style:style>
    <style:style style:name="T8" style:family="text">
      <style:text-properties style:font-name="Arial" fo:font-size="10pt" style:font-name-asian="Arial" style:font-size-asian="10pt" style:font-size-complex="10pt"/>
    </style:style>
    <style:style style:name="T9" style:family="text">
      <style:text-properties style:font-name="Arial" fo:font-size="9pt" style:font-name-asian="Arial" style:font-size-asian="9pt" style:font-size-complex="9pt"/>
    </style:style>
    <style:style style:name="T10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font-name-asian="Hiragino Maru Gothic Pro"/>
    </style:style>
    <style:style style:name="T13" style:family="text">
      <style:text-properties fo:font-size="11pt" style:font-name-asian="Hiragino Maru Gothic Pro" style:font-size-asian="11pt" style:font-size-complex="11pt"/>
    </style:style>
    <style:style style:name="Ru1" style:family="ruby">
      <style:ruby-properties style:ruby-align="center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COLORES</text:p>
      <text:p text:style-name="P5"/>
      <text:p text:style-name="P7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8">色</text:p>
          </table:table-cell>
          <table:table-cell table:style-name="Tabla81.A1" office:value-type="string">
            <text:p text:style-name="P13">いろ</text:p>
          </table:table-cell>
          <table:table-cell table:style-name="Tabla81.A1" office:value-type="string">
            <text:p text:style-name="P10"><text:ruby text:style-name="Ru1"><text:ruby-base><text:span text:style-name="T4">色</text:span></text:ruby-base><text:ruby-text>いろ</text:ruby-text></text:ruby> <text:s text:c="24"/>color</text:p>
          </table:table-cell>
          <table:table-cell table:style-name="Tabla81.D1" office:value-type="string">
            <text:p text:style-name="P14"><text:ruby text:style-name="Ru1"><text:ruby-base><text:span text:style-name="T4">色</text:span></text:ruby-base><text:ruby-text>いろ</text:ruby-text></text:ruby><text:ruby text:style-name="Ru1"><text:ruby-base><text:span text:style-name="T4">々</text:span></text:ruby-base><text:ruby-text>いろ</text:ruby-text></text:ruby><text:span text:style-name="T4">な</text:span> <text:s text:c="12"/>diversos</text:p>
          </table:table-cell>
        </table:table-row>
      </table:table>
      <text:p text:style-name="P5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3" office:value-type="string">
            <text:p text:style-name="P8">黄</text:p>
          </table:table-cell>
          <table:table-cell table:style-name="Tabla167.A1" table:number-rows-spanned="2" office:value-type="string">
            <text:p text:style-name="P13">き</text:p>
          </table:table-cell>
          <table:table-cell table:style-name="Tabla167.A1" office:value-type="string">
            <text:p text:style-name="P16"><text:ruby text:style-name="Ru1"><text:ruby-base><text:span text:style-name="T7">黄</text:span></text:ruby-base><text:ruby-text>き</text:ruby-text></text:ruby><text:ruby text:style-name="Ru1"><text:ruby-base><text:span text:style-name="T7">色</text:span></text:ruby-base><text:ruby-text>いろ</text:ruby-text></text:ruby><text:span text:style-name="T7">い</text:span><text:span text:style-name="T9"> <text:s text:c="11"/>amarillo</text:span></text:p>
          </table:table-cell>
          <table:table-cell table:style-name="Tabla167.D1" office:value-type="string">
            <text:p text:style-name="P14"><text:ruby text:style-name="Ru1"><text:ruby-base><text:span text:style-name="T4">黄</text:span></text:ruby-base><text:ruby-text>き</text:ruby-text></text:ruby><text:span text:style-name="T4">み</text:span><text:span text:style-name="T11"> <text:s text:c="21"/>yema</text:span></text:p>
          </table:table-cell>
        </table:table-row>
        <table:table-row>
          <table:covered-table-cell/>
          <table:covered-table-cell/>
          <table:table-cell table:style-name="Tabla167.A2" office:value-type="string">
            <text:p text:style-name="P16"/>
          </table:table-cell>
          <table:table-cell table:style-name="Tabla167.D2" office:value-type="string">
            <text:p text:style-name="P14"><text:ruby text:style-name="Ru1"><text:ruby-base><text:span text:style-name="T4">黄</text:span></text:ruby-base><text:ruby-text>き</text:ruby-text></text:ruby><text:span text:style-name="T11"> <text:s text:c="16"/>el amarillo</text:span></text:p>
          </table:table-cell>
        </table:table-row>
        <table:table-row>
          <table:covered-table-cell/>
          <table:table-cell table:style-name="Tabla167.A2" office:value-type="string">
            <text:p text:style-name="P13">オウ</text:p>
          </table:table-cell>
          <table:table-cell table:style-name="Tabla167.A2" office:value-type="string">
            <text:p text:style-name="P10"><text:ruby text:style-name="Ru1"><text:ruby-base><text:span text:style-name="T4">黄</text:span></text:ruby-base><text:ruby-text>おう</text:ruby-text></text:ruby><text:ruby text:style-name="Ru1"><text:ruby-base><text:span text:style-name="T10">金</text:span></text:ruby-base><text:ruby-text>ごん</text:ruby-text></text:ruby><text:span text:style-name="T11"> <text:s text:c="3"/></text:span></text:p>
            <text:p text:style-name="P11"><text:s text:c="16"/>oro amarillo</text:p>
          </table:table-cell>
          <table:table-cell table:style-name="Tabla167.D2" office:value-type="string">
            <text:p text:style-name="P17"/>
          </table:table-cell>
        </table:table-row>
      </table:table>
      <text:p text:style-name="P7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9">青</text:p>
          </table:table-cell>
          <table:table-cell table:style-name="Tabla172.A1" office:value-type="string">
            <text:p text:style-name="P12">あお</text:p>
          </table:table-cell>
          <table:table-cell table:style-name="Tabla172.C1" office:value-type="string">
            <text:p text:style-name="P10"><text:ruby text:style-name="Ru1"><text:ruby-base><text:span text:style-name="T4">青</text:span></text:ruby-base><text:ruby-text>あお</text:ruby-text></text:ruby><text:span text:style-name="T4">い</text:span> <text:s text:c="22"/>azul</text:p>
          </table:table-cell>
          <table:table-cell table:style-name="Tabla172.D1" office:value-type="string">
            <text:p text:style-name="P10"/>
          </table:table-cell>
        </table:table-row>
        <table:table-row>
          <table:covered-table-cell/>
          <table:table-cell table:style-name="Tabla172.A2" office:value-type="string">
            <text:p text:style-name="P18">セイ</text:p>
          </table:table-cell>
          <table:table-cell table:style-name="Tabla172.C2" office:value-type="string">
            <text:p text:style-name="P19"><text:ruby text:style-name="Ru1"><text:ruby-base><text:span text:style-name="T4">青</text:span></text:ruby-base><text:ruby-text>せい</text:ruby-text></text:ruby><text:ruby text:style-name="Ru1"><text:ruby-base><text:span text:style-name="T4">年</text:span></text:ruby-base><text:ruby-text>ねん</text:ruby-text></text:ruby><text:span text:style-name="T6"> 　 <text:s text:c="5"/>veinteañero</text:span></text:p>
          </table:table-cell>
          <table:table-cell table:style-name="Tabla172.D2" office:value-type="string">
            <text:p text:style-name="P15"><text:ruby text:style-name="Ru1"><text:ruby-base><text:span text:style-name="T4">青</text:span></text:ruby-base><text:ruby-text>せい</text:ruby-text></text:ruby><text:ruby text:style-name="Ru1"><text:ruby-base><text:span text:style-name="T4">春</text:span></text:ruby-base><text:ruby-text>しゅん</text:ruby-text></text:ruby><text:span text:style-name="T6"> <text:s text:c="6"/>adolescencia</text:span></text:p>
          </table:table-cell>
        </table:table-row>
      </table:table>
      <text:p text:style-name="P7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6">白</text:p>
          </table:table-cell>
          <table:table-cell table:style-name="Tabla82.A1" office:value-type="string">
            <text:p text:style-name="P12">しろ</text:p>
          </table:table-cell>
          <table:table-cell table:style-name="Tabla82.A1" office:value-type="string">
            <text:p text:style-name="P10"><text:ruby text:style-name="Ru1"><text:ruby-base><text:span text:style-name="T13">白</text:span></text:ruby-base><text:ruby-text>しろ</text:ruby-text></text:ruby><text:span text:style-name="T13">い</text:span><text:span text:style-name="T6"> <text:s text:c="18"/>blanco</text:span></text:p>
          </table:table-cell>
          <table:table-cell table:style-name="Tabla82.D1" office:value-type="string">
            <text:p text:style-name="P10"><text:ruby text:style-name="Ru1"><text:ruby-base><text:span text:style-name="T3">面</text:span></text:ruby-base><text:ruby-text>おも</text:ruby-text></text:ruby><text:ruby text:style-name="Ru1"><text:ruby-base><text:span text:style-name="T13">白</text:span></text:ruby-base><text:ruby-text>しろ</text:ruby-text></text:ruby><text:span text:style-name="T13">い</text:span> <text:s text:c="7"/>interesante</text:p>
          </table:table-cell>
        </table:table-row>
        <table:table-row>
          <table:covered-table-cell/>
          <table:table-cell table:style-name="Tabla82.B2" office:value-type="string">
            <text:p text:style-name="P12">ハク</text:p>
          </table:table-cell>
          <table:table-cell table:style-name="Tabla82.B2" office:value-type="string">
            <text:p text:style-name="P10"><text:ruby text:style-name="Ru1"><text:ruby-base><text:span text:style-name="T13">白</text:span></text:ruby-base><text:ruby-text>はく</text:ruby-text></text:ruby><text:ruby text:style-name="Ru1"><text:ruby-base><text:span text:style-name="T13">人</text:span></text:ruby-base><text:ruby-text>じん</text:ruby-text></text:ruby>　</text:p>
          </table:table-cell>
          <table:table-cell table:style-name="Tabla82.D2" office:value-type="string">
            <text:p text:style-name="P10"><text:ruby text:style-name="Ru1"><text:ruby-base><text:span text:style-name="T13">白</text:span></text:ruby-base><text:ruby-text>はく</text:ruby-text></text:ruby><text:ruby text:style-name="Ru1"><text:ruby-base><text:span text:style-name="T13">鳥</text:span></text:ruby-base><text:ruby-text>ちょう</text:ruby-text></text:ruby>　cisne</text:p>
          </table:table-cell>
        </table:table-row>
      </table:table>
      <text:p text:style-name="P4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8">黒</text:p>
          </table:table-cell>
          <table:table-cell table:style-name="Tabla83.A1" office:value-type="string">
            <text:p text:style-name="P13">くろ</text:p>
          </table:table-cell>
          <table:table-cell table:style-name="Tabla83.A1" office:value-type="string">
            <text:p text:style-name="P10"><text:ruby text:style-name="Ru1"><text:ruby-base><text:span text:style-name="T13">黒</text:span></text:ruby-base><text:ruby-text>くろ</text:ruby-text></text:ruby><text:span text:style-name="T13">い</text:span><text:span text:style-name="T6"> <text:s text:c="19"/>negro</text:span></text:p>
          </table:table-cell>
          <table:table-cell table:style-name="Tabla83.D1" office:value-type="string">
            <text:p text:style-name="P10"><text:ruby text:style-name="Ru1"><text:ruby-base><text:span text:style-name="T13">黒</text:span></text:ruby-base><text:ruby-text>くろ</text:ruby-text></text:ruby><text:span text:style-name="T13">っぽい</text:span> <text:s text:c="2"/>negruzco <text:s text:c="6"/></text:p>
          </table:table-cell>
        </table:table-row>
        <table:table-row>
          <table:covered-table-cell/>
          <table:table-cell table:style-name="Tabla83.B2" office:value-type="string">
            <text:p text:style-name="P13">コク</text:p>
          </table:table-cell>
          <table:table-cell table:style-name="Tabla83.B2" office:value-type="string">
            <text:p text:style-name="P10"><text:ruby text:style-name="Ru1"><text:ruby-base><text:span text:style-name="T13">黒</text:span></text:ruby-base><text:ruby-text>こく</text:ruby-text></text:ruby><text:ruby text:style-name="Ru1"><text:ruby-base><text:span text:style-name="T13">人</text:span></text:ruby-base><text:ruby-text>じん</text:ruby-text></text:ruby> <text:s text:c="5"/>persona negra</text:p>
          </table:table-cell>
          <table:table-cell table:style-name="Tabla83.D2" office:value-type="string">
            <text:p text:style-name="P10"><text:ruby text:style-name="Ru1"><text:ruby-base><text:span text:style-name="T13">黒</text:span></text:ruby-base><text:ruby-text>こく</text:ruby-text></text:ruby><text:ruby text:style-name="Ru1"><text:ruby-base><text:span text:style-name="T13">鳥</text:span></text:ruby-base><text:ruby-text>ちょう</text:ruby-text></text:ruby>　cisne negro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6">赤</text:p>
          </table:table-cell>
          <table:table-cell table:style-name="Tabla171.A1" office:value-type="string">
            <text:p text:style-name="P12">あか</text:p>
          </table:table-cell>
          <table:table-cell table:style-name="Tabla171.C1" office:value-type="string">
            <text:p text:style-name="P10"><text:ruby text:style-name="Ru1"><text:ruby-base><text:span text:style-name="T4">赤</text:span></text:ruby-base><text:ruby-text>あか</text:ruby-text></text:ruby><text:span text:style-name="T4">い</text:span> <text:s text:c="22"/>rojo</text:p>
          </table:table-cell>
          <table:table-cell table:style-name="Tabla171.D1" office:value-type="string">
            <text:p text:style-name="P10"><text:ruby text:style-name="Ru1"><text:ruby-base><text:span text:style-name="T4">赤</text:span></text:ruby-base><text:ruby-text>あか</text:ruby-text></text:ruby><text:span text:style-name="T4">ちゃん </text:span><text:s text:c="12"/>bebé</text:p>
          </table:table-cell>
        </table:table-row>
        <table:table-row>
          <table:covered-table-cell/>
          <table:table-cell table:style-name="Tabla171.B2" office:value-type="string">
            <text:p text:style-name="P12">セキ</text:p>
          </table:table-cell>
          <table:table-cell table:style-name="Tabla171.B2" office:value-type="string">
            <text:p text:style-name="P10"><text:ruby text:style-name="Ru1"><text:ruby-base><text:span text:style-name="T4">赤</text:span></text:ruby-base><text:ruby-text>せき</text:ruby-text></text:ruby><text:ruby text:style-name="Ru1"><text:ruby-base><text:span text:style-name="T4">十</text:span></text:ruby-base><text:ruby-text>じゅう</text:ruby-text></text:ruby><text:ruby text:style-name="Ru1"><text:ruby-base><text:span text:style-name="T4">字</text:span></text:ruby-base><text:ruby-text>じ</text:ruby-text></text:ruby> <text:s text:c="8"/>cruz roja</text:p>
          </table:table-cell>
          <table:table-cell table:style-name="Tabla171.D2" office:value-type="string">
            <text:p text:style-name="P19"><text:ruby text:style-name="Ru1"><text:ruby-base><text:span text:style-name="T4">赤</text:span></text:ruby-base><text:ruby-text>せき</text:ruby-text></text:ruby><text:span text:style-name="T4">はん　sekihan</text:span></text:p>
            <text:p text:style-name="P19"><text:s/></text:p>
            <text:p text:style-name="P19">arroz rojo dulce</text:p>
          </table:table-cell>
        </table:table-row>
      </table:table>
      <text:p text:style-name="P7"/>
      <table:table table:name="Tabla431" table:style-name="Tabla431">
        <table:table-column table:style-name="Tabla431.A"/>
        <table:table-column table:style-name="Tabla431.B"/>
        <table:table-column table:style-name="Tabla431.C"/>
        <table:table-column table:style-name="Tabla431.D"/>
        <table:table-row>
          <table:table-cell table:style-name="Tabla431.A1" office:value-type="string">
            <text:p text:style-name="P6">緑</text:p>
          </table:table-cell>
          <table:table-cell table:style-name="Tabla431.A1" office:value-type="string">
            <text:p text:style-name="P12">みどり</text:p>
          </table:table-cell>
          <table:table-cell table:style-name="Tabla431.A1" office:value-type="string">
            <text:p text:style-name="P10"><text:ruby text:style-name="Ru1"><text:ruby-base><text:span text:style-name="T4">緑</text:span></text:ruby-base><text:ruby-text>みどり</text:ruby-text></text:ruby> <text:s text:c="18"/>el verde</text:p>
          </table:table-cell>
          <table:table-cell table:style-name="Tabla431.D1" office:value-type="string">
            <text:p text:style-name="P10"><text:ruby text:style-name="Ru1"><text:ruby-base><text:span text:style-name="T4">緑</text:span></text:ruby-base><text:ruby-text>みどり</text:ruby-text></text:ruby><text:ruby text:style-name="Ru1"><text:ruby-base><text:span text:style-name="T4">色</text:span></text:ruby-base><text:ruby-text>いろ</text:ruby-text></text:ruby> <text:s text:c="13"/>color verde</text:p>
          </table:table-cell>
        </table:table-row>
        <table:table-row>
          <table:table-cell table:style-name="Tabla431.A2" office:value-type="string">
            <text:p text:style-name="P6"/>
          </table:table-cell>
          <table:table-cell table:style-name="Tabla431.A2" office:value-type="string">
            <text:p text:style-name="P12">リョク</text:p>
          </table:table-cell>
          <table:table-cell table:style-name="Tabla431.A2" office:value-type="string">
            <text:p text:style-name="P10">緑茶　te verde</text:p>
          </table:table-cell>
          <table:table-cell table:style-name="Tabla431.D2" office:value-type="string">
            <text:p text:style-name="P10"/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Hiragino Maru Gothic Pro1" svg:font-family="'Hiragino Maru Gothic Pro'" style:font-adornments="W4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9pt" style:font-name-asian="Hiragino Maru Gothic Pro1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 ^^</meta:initial-creator>
    <meta:creation-date>2011-04-09T11:49:25</meta:creation-date>
    <meta:generator>OpenOffice/4.1.0$Unix OpenOffice.org_project/410m18$Build-9764</meta:generator>
    <meta:editing-cycles>556</meta:editing-cycles>
    <meta:editing-duration>P11DT14H31S</meta:editing-duration>
    <dc:date>2014-05-20T14:18:59</dc:date>
    <meta:print-date>2014-03-17T23:59:17</meta:print-date>
    <dc:creator>manu tero</dc:creator>
    <meta:printed-by>manu tero</meta:printed-by>
    <meta:document-statistic meta:table-count="7" meta:image-count="0" meta:object-count="0" meta:page-count="1" meta:paragraph-count="48" meta:word-count="123" meta:character-count="590"/>
  </office:meta>
</office:document-meta>
</file>